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19f0f" officeooo:paragraph-rsid="00019f0f"/>
    </style:style>
    <style:style style:name="P2" style:family="paragraph" style:parent-style-name="Standard">
      <style:text-properties officeooo:rsid="0001f26e" officeooo:paragraph-rsid="0001f26e"/>
    </style:style>
    <style:style style:name="P3" style:family="paragraph" style:parent-style-name="Standard">
      <style:text-properties fo:font-weight="bold" officeooo:rsid="0001f26e" officeooo:paragraph-rsid="0001f26e" style:font-weight-asian="bold" style:font-weight-complex="bold"/>
    </style:style>
    <style:style style:name="P4" style:family="paragraph" style:parent-style-name="Standard">
      <style:text-properties fo:font-weight="bold" officeooo:rsid="00019f0f" officeooo:paragraph-rsid="00019f0f" style:font-weight-asian="bold" style:font-weight-complex="bold"/>
    </style:style>
    <style:style style:name="P5" style:family="paragraph" style:parent-style-name="Standard">
      <style:text-properties fo:font-weight="bold" officeooo:rsid="00026685" officeooo:paragraph-rsid="00026685" style:font-weight-asian="bold" style:font-weight-complex="bold"/>
    </style:style>
    <style:style style:name="P6" style:family="paragraph" style:parent-style-name="Standard">
      <style:text-properties fo:font-weight="bold" officeooo:rsid="000434da" officeooo:paragraph-rsid="000434da" style:font-weight-asian="bold" style:font-weight-complex="bold"/>
    </style:style>
    <style:style style:name="T1" style:family="text">
      <style:text-properties officeooo:rsid="0001f26e"/>
    </style:style>
    <style:style style:name="T2" style:family="text">
      <style:text-properties fo:font-weight="normal" style:font-weight-asian="normal" style:font-weight-complex="normal"/>
    </style:style>
    <style:style style:name="T3" style:family="text">
      <style:text-properties fo:font-weight="normal" officeooo:rsid="00026685" style:font-weight-asian="normal" style:font-weight-complex="normal"/>
    </style:style>
    <style:style style:name="T4" style:family="text">
      <style:text-properties fo:font-weight="normal" officeooo:rsid="000434da"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 New Way of Thinking</text:p>
      <text:p text:style-name="P1"/>
      <text:p text:style-name="P1">Scrum creado 20 años atras</text:p>
      <text:p text:style-name="P1">hay dos formas de hacer las cosas :</text:p>
      <text:p text:style-name="P1">cascada .- Millones una sola entrega</text:p>
      <text:p text:style-name="P1">scrum</text:p>
      <text:p text:style-name="P1">hay varios estudios de la segunda guerra mundial <text:bookmark-start text:name="__DdeLink__1_2130020440"/>en la cual buscaban nuevas formas para que la gente hiciera el trabajo pero no encontraron la forma de juntar la piezas.<text:bookmark-end text:name="__DdeLink__1_2130020440"/></text:p>
      <text:p text:style-name="P1"/>
      <text:p text:style-name="P1">La razon para que trabeje este framework es simple, vio la forma en como la gente actualmente trabaja en lugar de decirles como trabajar. Busco por decadas las mejores practicasen las compañias , y los mejores equipos. Que los hacia superiores, que los hacia diferentes , que los hacia grandes y otros mediocrees</text:p>
      <text:p text:style-name="P1"/>
      <text:p text:style-name="P1"/>
      <text:p text:style-name="P1">Scrum termino viene de rugby, y se refiere a<text:bookmark-start text:name="__DdeLink__3_2130020440"/> la manera en que los equipos trabajan juntos,y mueven la <text:span text:style-name="T1">el balon juntos en el campo, cuidadosamente,con un proposito, cradida y un mismo objetivo.</text:span><text:bookmark-end text:name="__DdeLink__3_2130020440"/></text:p>
      <text:p text:style-name="P1"/>
      <text:p text:style-name="P2">Scrum se pregunta porque toma mucho esfuerzo y tiempo hacer las cosas, toma su estructura aprendiendo de los process, </text:p>
      <text:p text:style-name="P2">Inspeciona y adapta, para de hacer lo que haces, <text:bookmark-start text:name="__DdeLink__5_2130020440"/>revisa lo que tines y ve que deverias de hacer y hazlo mejor<text:bookmark-end text:name="__DdeLink__5_2130020440"/>.</text:p>
      <text:p text:style-name="P2"/>
      <text:p text:style-name="P2">Scrum para carros ,lavandariass,planeaciones de bodas etcs</text:p>
      <text:p text:style-name="P2"/>
      <text:p text:style-name="P2"/>
      <text:p text:style-name="P3">Fixing the FBI</text:p>
      <text:p text:style-name="P3"/>
      <text:p text:style-name="P3">Problema<text:span text:style-name="T2"> el equipo Sentinel </text:span><text:bookmark-start text:name="__DdeLink__7_2130020440"/><text:span text:style-name="T2">cualquier cambio terminaba en una negociación de contrato</text:span><text:bookmark-end text:name="__DdeLink__7_2130020440"/><text:span text:style-name="T2">, imprimieron toda la documentación y fueron </text:span><text:bookmark-start text:name="__DdeLink__9_2130020440"/><text:span text:style-name="T2">1 100 requerimientos</text:span><text:bookmark-end text:name="__DdeLink__9_2130020440"/><text:span text:style-name="T2">. </text:span></text:p>
      <text:p text:style-name="P3"><text:bookmark-start text:name="__DdeLink__11_2130020440"/><text:span text:style-name="T2">Cuando trataron de priorizar los requerimientos todos dijeron que eran importantes</text:span><text:bookmark-end text:name="__DdeLink__11_2130020440"/></text:p>
      <text:p text:style-name="P3"><text:span text:style-name="T2"/></text:p>
      <text:p text:style-name="P3"><text:span text:style-name="T2">Pero devieron </text:span><text:bookmark-start text:name="__DdeLink__13_2130020440"/><text:span text:style-name="T2">preguntar que es lo que le da mas valor al proyecto,</text:span><text:bookmark-end text:name="__DdeLink__13_2130020440"/><text:span text:style-name="T2"> </text:span><text:bookmark-start text:name="__DdeLink__15_2130020440"/><text:span text:style-name="T2">el 80 porciento del valor en una pieza de software </text:span><text:span text:style-name="T3">es el 20 porciento de sus caracteristicas</text:span><text:bookmark-end text:name="__DdeLink__15_2130020440"/></text:p>
      <text:p text:style-name="P3"><text:span text:style-name="T3"/></text:p>
      <text:p text:style-name="P3"><text:span text:style-name="T3"/></text:p>
      <text:p text:style-name="P5"><text:span text:style-name="T2">haciendo esto </text:span><text:bookmark-start text:name="__DdeLink__17_2130020440"/><text:span text:style-name="T2">se daran cuenta de que en realidad no necesitan el otro 80 porciento o que lo que parecia importante no lo era</text:span><text:bookmark-end text:name="__DdeLink__17_2130020440"/></text:p>
      <text:p text:style-name="P5"><text:span text:style-name="T2"/></text:p>
      <text:p text:style-name="P5"><text:span text:style-name="T2"/></text:p>
      <text:p text:style-name="P5"><text:span text:style-name="T2">2011 obtaron por cambiar a un metodo agil.redujeron su plantilla de 220 a 40 trabajadores el numero de empleados del FBI reducieron de 30 a 12 con un costo de 20 millones y 12 meses </text:span></text:p>
      <text:p text:style-name="P5"><text:span text:style-name="T2"/></text:p>
      <text:p text:style-name="P5"><text:span text:style-name="T2"/></text:p>
      <text:p text:style-name="P5"><text:span text:style-name="T2">El termino agil data del año 2001, </text:span><text:span text:style-name="T4">se hizo un conclave de 60 lideres y escribieron el Manifiesto agil:</text:span></text:p>
      <text:p text:style-name="P6"><text:bookmark-start text:name="__DdeLink__19_2130020440"/><text:span text:style-name="T2">personas por encima del proceso; productos que trabajen sobre la documentación, colaboración con clientes sobre la negociacion con ellos,responder al cambio atravez del plan</text:span><text:bookmark-end text:name="__DdeLink__19_2130020440"/><text:span text:style-name="T2">.</text:span></text:p>
      <text:p text:style-name="P6"><text:span text:style-name="T2"/></text:p>
      <text:p text:style-name="P6"><text:span text:style-name="T2">Scrum no es una metodologia puso estos valores en practica-</text:span></text:p>
      <text:p text:style-name="P6"><text:soft-page-break/><text:span text:style-name="T2"/></text:p>
      <text:p text:style-name="P6"><text:span text:style-name="T2">Un monton de la ideas de Scrum son basadas en Toyota; </text:span><text:bookmark-start text:name="__DdeLink__21_2130020440"/><text:span text:style-name="T2">especificamente Taiichi Ohno Toyota Production System.</text:span><text:bookmark-end text:name="__DdeLink__21_2130020440"/></text:p>
      <text:p text:style-name="P6"><text:bookmark-start text:name="__DdeLink__23_2130020440"/><text:span text:style-name="T2">La producion fluye con rapidez y calma durante el proceso, una de las principales tareas es identificar y eliminar los obstaculos</text:span><text:bookmark-end text:name="__DdeLink__23_2130020440"/></text:p>
      <text:p text:style-name="P6"><text:span text:style-name="T2"/></text:p>
      <text:p text:style-name="P6"><text:span text:style-name="T2">el FBI decidio ciclos de 2 semanas, esto permitio a los equipos obtener verdadera retroalimentacion, scrum llamo a estos ciclos Sprints, al principio ay una junta de planificación de srping, deciden cuanto trabajo deben hacer, piorizan la lista de cosas, </text:span><text:bookmark-start text:name="__DdeLink__25_2130020440"/><text:span text:style-name="T2">escriben las tareas en sticky y los ponen en la pared.</text:span><text:bookmark-end text:name="__DdeLink__25_2130020440"/></text:p>
      <text:p text:style-name="P6"><text:span text:style-name="T2"/></text:p>
      <text:p text:style-name="P6"><text:span text:style-name="T2">Al final del spring el equipo se junta y </text:span><text:bookmark-start text:name="__DdeLink__27_2130020440"/><text:span text:style-name="T2">muestra los que han realizado, ven que otras tareas haran.</text:span><text:bookmark-end text:name="__DdeLink__27_21300204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leg PEralta</meta:initial-creator>
    <meta:creation-date>2016-02-22T22:35:46.576498582</meta:creation-date>
    <dc:date>2016-02-23T00:22:43.749761076</dc:date>
    <dc:creator>Faleg PEralta</dc:creator>
    <meta:editing-duration>PT14M5S</meta:editing-duration>
    <meta:editing-cycles>2</meta:editing-cycles>
    <meta:generator>LibreOffice/4.4.7.2$Linux_X86_64 LibreOffice_project/40$Build-2</meta:generator>
    <meta:document-statistic meta:table-count="0" meta:image-count="0" meta:object-count="0" meta:page-count="2" meta:paragraph-count="24" meta:word-count="474" meta:character-count="2775" meta:non-whitespace-character-count="2322"/>
  </office:meta>
</office:document-meta>
</file>